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-0.109cm" fo:margin-top="0cm" fo:margin-bottom="0cm" table:align="left"/>
    </style:style>
    <style:style style:name="Table1.A" style:family="table-column">
      <style:table-column-properties style:column-width="4.787cm"/>
    </style:style>
    <style:style style:name="Table1.B" style:family="table-column">
      <style:table-column-properties style:column-width="9.603cm"/>
    </style:style>
    <style:style style:name="Table1.C" style:family="table-column">
      <style:table-column-properties style:column-width="2.619cm"/>
    </style:style>
    <style:style style:name="Table1.1" style:family="table-row">
      <style:table-row-properties style:row-height="1.499cm" fo:keep-together="auto"/>
    </style:style>
    <style:style style:name="Table1.A1" style:family="table-cell">
      <style:table-cell-properties style:vertical-align="middle" fo:padding-left="0.049cm" fo:padding-right="0.049cm" fo:padding-top="0cm" fo:padding-bottom="0cm" fo:border-left="0.2pt solid #000000" fo:border-right="none" fo:border-top="0.2pt solid #000000" fo:border-bottom="0.2pt solid #000000"/>
    </style:style>
    <style:style style:name="Table1.C1" style:family="table-cell">
      <style:table-cell-properties style:vertical-align="middle" fo:padding-left="0.049cm" fo:padding-right="0.049cm" fo:padding-top="0cm" fo:padding-bottom="0cm" fo:border="0.2pt solid #000000"/>
    </style:style>
    <style:style style:name="Table1.A2" style:family="table-cell">
      <style:table-cell-properties style:vertical-align="middle" fo:padding-left="0.049cm" fo:padding-right="0.049cm" fo:padding-top="0cm" fo:padding-bottom="0cm" fo:border-left="0.2pt solid #000000" fo:border-right="none" fo:border-top="none" fo:border-bottom="0.2pt solid #000000"/>
    </style:style>
    <style:style style:name="Table1.C2" style:family="table-cell">
      <style:table-cell-properties style:vertical-align="middle" fo:padding-left="0.049cm" fo:padding-right="0.049cm" fo:padding-top="0cm" fo:padding-bottom="0cm" fo:border-left="0.2pt solid #000000" fo:border-right="0.2pt solid #000000" fo:border-top="none" fo:border-bottom="0.2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DejaVu Sans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" fo:font-weight="bold" officeooo:rsid="00151a71" officeooo:paragraph-rsid="00151a71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DejaVu Sans"/>
    </style:style>
    <style:style style:name="P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/>
    </style:style>
    <style:style style:name="P6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paragraph-rsid="0018bb11"/>
    </style:style>
    <style:style style:name="P7" style:family="paragraph" style:parent-style-name="Standard">
      <style:text-properties style:font-name="DejaVu Sans" fo:font-size="14pt" fo:font-weight="bold" officeooo:rsid="00151a71" officeooo:paragraph-rsid="00151a7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DejaVu Sans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DejaVu Sans" officeooo:rsid="0018bb11" officeooo:paragraph-rsid="0018bb11"/>
    </style:style>
    <style:style style:name="P10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8bb11" officeooo:paragraph-rsid="0018bb11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" officeooo:rsid="001a40f6" officeooo:paragraph-rsid="001a40f6"/>
    </style:style>
    <style:style style:name="P12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a40f6" officeooo:paragraph-rsid="001a40f6"/>
    </style:style>
    <style:style style:name="P13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d30a5" officeooo:paragraph-rsid="001d30a5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DejaVu Sans" officeooo:rsid="001d30a5" officeooo:paragraph-rsid="001d30a5"/>
    </style:style>
    <style:style style:name="P1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8bb11" officeooo:paragraph-rsid="0018bb11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DejaVu Sans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DejaVu Sans"/>
    </style:style>
    <style:style style:name="P18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paragraph-rsid="0018bb11"/>
    </style:style>
    <style:style style:name="P19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e77d2" officeooo:paragraph-rsid="001e77d2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DejaVu Sans" officeooo:rsid="001e77d2" officeooo:paragraph-rsid="001e77d2"/>
    </style:style>
    <style:style style:name="P21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DejaVu Sans" officeooo:rsid="001a40f6" officeooo:paragraph-rsid="001a40f6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DejaVu Sans" officeooo:rsid="001a40f6" officeooo:paragraph-rsid="001a40f6"/>
    </style:style>
    <style:style style:name="T1" style:family="text">
      <style:text-properties officeooo:rsid="0018bb11"/>
    </style:style>
    <style:style style:name="T2" style:family="text">
      <style:text-properties officeooo:rsid="001e77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<text:span text:style-name="T2">2</text:span> WLUG AGM Attendees - 2<text:span text:style-name="T2">3</text:span> Jan 202<text:span text:style-name="T2">3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Signature</text:p>
          </table:table-cell>
          <table:table-cell table:style-name="Table1.C1" office:value-type="string">
            <text:p text:style-name="P3">Reciept for 202<text:span text:style-name="T1">1</text:span></text:p>
          </table:table-cell>
        </table:table-row>
        <table:table-row table:style-name="Table1.1">
          <table:table-cell table:style-name="Table1.A2" office:value-type="string">
            <text:p text:style-name="P6">Peter Reuteman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9">2<text:span text:style-name="T2">3/01/22</text:span></text:p>
          </table:table-cell>
        </table:table-row>
        <table:table-row table:style-name="Table1.1">
          <table:table-cell table:style-name="Table1.A2" office:value-type="string">
            <text:p text:style-name="P5">Ian Stewar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><text:span text:style-name="T2">496</text:span></text:p>
          </table:table-cell>
        </table:table-row>
        <table:table-row table:style-name="Table1.1">
          <table:table-cell table:style-name="Table1.A2" office:value-type="string">
            <text:p text:style-name="P6">Tony Templer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>4<text:span text:style-name="T1">9</text:span><text:span text:style-name="T2">7</text:span></text:p>
          </table:table-cell>
        </table:table-row>
        <table:table-row table:style-name="Table1.1">
          <table:table-cell table:style-name="Table1.A2" office:value-type="string">
            <text:p text:style-name="P19">Ken Frank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0">22/08/22</text:p>
          </table:table-cell>
        </table:table-row>
        <table:table-row table:style-name="Table1.1">
          <table:table-cell table:style-name="Table1.A2" office:value-type="string">
            <text:p text:style-name="P5">Tom Butz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0">26/08/22</text:p>
          </table:table-cell>
        </table:table-row>
        <table:table-row table:style-name="Table1.1">
          <table:table-cell table:style-name="Table1.A2" office:value-type="string">
            <text:p text:style-name="P6">Lawrence D’Oliveir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>4<text:span text:style-name="T2">99</text:span></text:p>
          </table:table-cell>
        </table:table-row>
        <table:table-row table:style-name="Table1.1">
          <table:table-cell table:style-name="Table1.A2" office:value-type="string">
            <text:p text:style-name="P12">Roderick Aldridg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1">1<text:span text:style-name="T2">9</text:span>/01/2<text:span text:style-name="T2">3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7:07:11.104159574</meta:creation-date>
    <dc:date>2023-01-22T17:16:33.338890677</dc:date>
    <meta:editing-duration>PT17M53S</meta:editing-duration>
    <meta:editing-cycles>7</meta:editing-cycles>
    <meta:generator>LibreOffice/7.3.7.2$Linux_X86_64 LibreOffice_project/30$Build-2</meta:generator>
    <meta:print-date>2021-01-06T17:23:22.811785787</meta:print-date>
    <meta:document-statistic meta:table-count="1" meta:image-count="0" meta:object-count="0" meta:page-count="1" meta:paragraph-count="18" meta:word-count="34" meta:character-count="201" meta:non-whitespace-character-count="185"/>
  </office:meta>
</office:document-meta>
</file>